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SET GLOBAL sql_mode=(SELECT REPLACE(@@sql_mode,'ONLY_FULL_GROUP_BY',''));</text:p>
      <text:p text:style-name="Standard"/>
      <text:p text:style-name="Standard">select min(cant_dias) from paquete_viaje; -- 1</text:p>
      <text:p text:style-name="Standard">select max(cant_dias) from paquete_viaje; -- 2</text:p>
      <text:p text:style-name="Standard">select avg(costo) from paquete_viaje where cant_dias = 3; -- 3</text:p>
      <text:p text:style-name="Standard">select count(cant_personas) from reservas where month(fecha_inicio) = 7; -- 4</text:p>
      <text:p text:style-name="Standard">select lugar from paquete_viaje; -- 5</text:p>
      <text:p text:style-name="Standard">select count(cant_excurciones) from paquete_viaje where lugar = "Bariloche"; -- 6</text:p>
      <text:p text:style-name="Standard">select count(id_reservas) from reservas where id_paquete_viaje = 1; -- 7</text:p>
      <text:p text:style-name="Standard">select count(id_reservas) from reservas group by id_paquete_viaje; -- 8</text:p>
      <text:p text:style-name="Standard">select costo + 10% from paquete_viaje; -- 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6:13:58.650338784</meta:creation-date>
    <dc:date>2021-11-03T16:14:22.470178170</dc:date>
    <meta:editing-duration>PT24S</meta:editing-duration>
    <meta:editing-cycles>1</meta:editing-cycles>
    <meta:document-statistic meta:table-count="0" meta:image-count="0" meta:object-count="0" meta:page-count="1" meta:paragraph-count="10" meta:word-count="80" meta:character-count="611" meta:non-whitespace-character-count="541"/>
    <meta:generator>LibreOffice/6.4.7.2$Linux_X86_64 LibreOffice_project/40$Build-2</meta:generator>
  </office:meta>
</office:document-meta>
</file>